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e" svg:font-family="Ne"/>
    <style:font-face style:name="Time new" svg:font-family="'Time new'"/>
    <style:font-face style:name="Times " svg:font-family="Times" style:font-family-generic="roman"/>
    <style:font-face style:name="Times new roman" svg:font-family="'Times new roman'" style:font-family-generic="roman"/>
    <style:font-face style:name="Nimbus Roman" svg:font-family="'Nimbus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Nimbus Roman" fo:font-size="12pt" officeooo:rsid="001c45a3" officeooo:paragraph-rsid="001c45a3" style:font-size-asian="12pt" style:font-size-complex="12pt"/>
    </style:style>
    <style:style style:name="P2" style:family="paragraph" style:parent-style-name="Standard">
      <style:paragraph-properties fo:text-align="start" style:justify-single-word="false"/>
      <style:text-properties style:font-name="Nimbus Roman" fo:font-size="12pt" officeooo:rsid="00213d0c" officeooo:paragraph-rsid="00213d0c" style:font-size-asian="12pt" style:font-size-complex="12pt"/>
    </style:style>
    <style:style style:name="P3" style:family="paragraph" style:parent-style-name="Standard">
      <style:paragraph-properties fo:text-align="start" style:justify-single-word="false"/>
      <style:text-properties officeooo:paragraph-rsid="00226b01"/>
    </style:style>
    <style:style style:name="P4" style:family="paragraph" style:parent-style-name="Standard" style:list-style-name="L1">
      <style:paragraph-properties fo:text-align="start" style:justify-single-word="false"/>
      <style:text-properties officeooo:paragraph-rsid="00226b01"/>
    </style:style>
    <style:style style:name="P5" style:family="paragraph" style:parent-style-name="Standard" style:list-style-name="L1">
      <style:paragraph-properties fo:text-align="start" style:justify-single-word="false"/>
      <style:text-properties officeooo:paragraph-rsid="002335a6"/>
    </style:style>
    <style:style style:name="P6" style:family="paragraph" style:parent-style-name="Standard">
      <style:paragraph-properties fo:text-align="start" style:justify-single-word="false"/>
      <style:text-properties officeooo:rsid="00226b01" officeooo:paragraph-rsid="00226b01"/>
    </style:style>
    <style:style style:name="T1" style:family="text">
      <style:text-properties officeooo:rsid="001b79b3"/>
    </style:style>
    <style:style style:name="T2" style:family="text">
      <style:text-properties style:font-name="Nimbus Roman" fo:font-size="12pt" style:font-size-asian="12pt" style:font-size-complex="12pt"/>
    </style:style>
    <style:style style:name="T3" style:family="text">
      <style:text-properties style:font-name="Nimbus Roman" fo:font-size="12pt" officeooo:rsid="00213d0c" style:font-size-asian="12pt" style:font-size-complex="12pt"/>
    </style:style>
    <style:style style:name="T4" style:family="text">
      <style:text-properties style:font-name="Nimbus Roman" fo:font-size="12pt" officeooo:rsid="00226b01" style:font-size-asian="12pt" style:font-size-complex="12pt"/>
    </style:style>
    <style:style style:name="T5" style:family="text">
      <style:text-properties style:font-name="Nimbus Roman" fo:font-size="12pt" officeooo:rsid="002335a6" style:font-size-asian="12pt" style:font-size-complex="12pt"/>
    </style:style>
    <style:style style:name="T6" style:family="text">
      <style:text-properties style:font-name="Nimbus Roman" fo:font-size="12pt" officeooo:rsid="0024492f" style:font-size-asian="12pt" style:font-size-complex="12pt"/>
    </style:style>
    <style:style style:name="T7" style:family="text">
      <style:text-properties officeooo:rsid="001e814e"/>
    </style:style>
    <style:style style:name="T8" style:family="text">
      <style:text-properties officeooo:rsid="001f6060"/>
    </style:style>
    <style:style style:name="T9" style:family="text">
      <style:text-properties officeooo:rsid="002124ef"/>
    </style:style>
    <style:style style:name="T10" style:family="text">
      <style:text-properties officeooo:rsid="00213d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CGR4161 – Introduction to Robotics</text:span></text:p>
      <text:p text:style-name="P1"><text:span text:style-name="T1">Lab Assignment #1</text:span></text:p>
      <text:p text:style-name="P1">Shengkai Xu</text:p>
      <text:p text:style-name="P1">02-10-2021</text:p>
      <text:p text:style-name="P1"/>
      <text:p text:style-name="P1">Objective:</text:p>
      <text:p text:style-name="P1"><text:tab/>There are two part in this <text:span text:style-name="T7">lab. The first part focused on the assembly on the robot. Second part, student was asked to verification the condition of hardware by using TI cloud web tool to check the peripheral of the robot. </text:span><text:span text:style-name="T8">Assembly of robot was very straightforward by following the instruction that is proved </text:span><text:span text:style-name="T9">in the document. </text:span><text:span text:style-name="T10">Verification</text:span><text:span text:style-name="T9"> of </text:span><text:span text:style-name="T10">hardware</text:span><text:span text:style-name="T9"> required to install TI Connect Cloud on to the PC for the </text:span><text:span text:style-name="T10">micro-controller unit. </text:span></text:p>
      <text:p text:style-name="P1"/>
      <text:p text:style-name="P2">URL of the video: </text:p>
      <text:p text:style-name="P2"><text:a xlink:type="simple" xlink:href="https://youtu.be/i2ugfAank5s" text:style-name="Internet_20_link" text:visited-style-name="Visited_20_Internet_20_Link">https://youtu.be/i2ugfAank5s</text:a></text:p>
      <text:p text:style-name="P2">Commentary:</text:p>
      <text:p text:style-name="P3"><text:span text:style-name="T3"><text:tab/>There is </text:span><text:span text:style-name="T4">minor</text:span><text:span text:style-name="T3"> issues with the installing of the TI Connect Cloud with using Linux machine. </text:span><text:span text:style-name="T4">Because of</text:span><text:span text:style-name="T3"> newer Linux mint version removed the repository which link to “libudev.so.0”, </text:span><text:span text:style-name="T4">there was a error code regarding to </text:span><text:span text:style-name="T3">“libudev.so.0”. </text:span><text:span text:style-name="T4">According</text:span><text:span text:style-name="T3"> to the </text:span><text:a xlink:type="simple" xlink:href="https://askubuntu.com/questions/288821/how-do-i-resolve-a-cannot-open-shared-object-file-libudev-so-0-error" text:style-name="Internet_20_link" text:visited-style-name="Visited_20_Internet_20_Link"><text:span text:style-name="T4">askubuntu</text:span></text:a><text:span text:style-name="T4">.com,</text:span><text:span text:style-name="T3"> I </text:span><text:span text:style-name="T4">was </text:span><text:span text:style-name="T3">successfully linked the “libudev.so.0” to “ libudev.so.1” </text:span><text:span text:style-name="T4">and continued the installation of TI Connect Cloud. </text:span></text:p>
      <text:p text:style-name="P3"><text:span text:style-name="T4"/></text:p>
      <text:p text:style-name="P6"><text:span text:style-name="T2">Lab Questions:</text:span></text:p>
      <text:list xml:id="list3312934690" text:style-name="L1">
        <text:list-item>
          <text:p text:style-name="P4"><text:span text:style-name="T4">While the robot is up in the air, what value does a motor need to be set to in order for it to start turning? (see the Canvas page for an example of the movement)</text:span></text:p>
          <text:list>
            <text:list-header>
              <text:p text:style-name="P4"><text:span text:style-name="T5">M</text:span><text:span text:style-name="T4">otor need </text:span><text:span text:style-name="T5">at least about 45 to 50 PWM value to make the wheel start turning.</text:span></text:p>
            </text:list-header>
          </text:list>
        </text:list-item>
      </text:list>
      <text:p text:style-name="P3"><text:span text:style-name="T4"/></text:p>
      <text:list xml:id="list193051099166406" text:continue-numbering="true" text:style-name="L1">
        <text:list-item>
          <text:p text:style-name="P4"><text:span text:style-name="T4">While the robot is on a table, what value does a motor need to be set to in order for it to start turning? (see the Canvas page for an example of the movement)</text:span></text:p>
          <text:list>
            <text:list-header>
              <text:p text:style-name="P5"><text:span text:style-name="T5">M</text:span><text:span text:style-name="T4">otor need </text:span><text:span text:style-name="T6">additionally 5 more PWM value or 50 to 55 PWM value to making wheel start turning.</text:span></text:p>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e" svg:font-family="Ne"/>
    <style:font-face style:name="Time new" svg:font-family="'Time new'"/>
    <style:font-face style:name="Times " svg:font-family="Times" style:font-family-generic="roman"/>
    <style:font-face style:name="Times new roman" svg:font-family="'Times new roman'" style:font-family-generic="roman"/>
    <style:font-face style:name="Nimbus Roman" svg:font-family="'Nimbus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5:55:24.589736743</meta:creation-date>
    <dc:date>2021-02-11T19:30:50.387163317</dc:date>
    <meta:editing-duration>PT2M5S</meta:editing-duration>
    <meta:editing-cycles>1</meta:editing-cycles>
    <meta:document-statistic meta:table-count="0" meta:image-count="0" meta:object-count="0" meta:page-count="1" meta:paragraph-count="15" meta:word-count="256" meta:character-count="1465" meta:non-whitespace-character-count="1220"/>
    <meta:generator>LibreOffice/6.4.6.2$Linux_X86_64 LibreOffice_project/40$Build-2</meta:generator>
  </office:meta>
</office:document-meta>
</file>